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4pt" fo:font-weight="normal" officeooo:rsid="0015a06f" officeooo:paragraph-rsid="0015a06f" style:font-size-asian="14pt" style:font-weight-asian="normal" style:font-size-complex="14pt" style:font-weight-complex="normal"/>
    </style:style>
    <style:style style:name="P2" style:family="paragraph" style:parent-style-name="Standard">
      <style:text-properties fo:font-weight="bold" officeooo:rsid="0015a06f" officeooo:paragraph-rsid="0015a06f" style:font-weight-asian="bold" style:font-weight-complex="bold"/>
    </style:style>
    <style:style style:name="P3" style:family="paragraph" style:parent-style-name="Standard">
      <style:text-properties fo:font-weight="bold" officeooo:rsid="0018e845" officeooo:paragraph-rsid="0018e845" style:font-weight-asian="bold" style:font-weight-complex="bold"/>
    </style:style>
    <style:style style:name="P4" style:family="paragraph" style:parent-style-name="Standard">
      <style:text-properties fo:font-weight="normal" officeooo:rsid="0015a06f" officeooo:paragraph-rsid="0015a06f" style:font-weight-asian="normal" style:font-weight-complex="normal"/>
    </style:style>
    <style:style style:name="P5" style:family="paragraph" style:parent-style-name="Standard">
      <style:text-properties fo:font-weight="normal" officeooo:rsid="002534d1" officeooo:paragraph-rsid="002534d1" style:font-weight-asian="normal" style:font-weight-complex="normal"/>
    </style:style>
    <style:style style:name="P6" style:family="paragraph" style:parent-style-name="Standard">
      <style:text-properties fo:font-weight="normal" officeooo:rsid="002534d1" officeooo:paragraph-rsid="002534d1" style:font-weight-asian="normal" style:font-weight-complex="normal"/>
    </style:style>
    <style:style style:name="P7" style:family="paragraph" style:parent-style-name="Standard">
      <style:text-properties fo:font-weight="normal" officeooo:rsid="0015a06f" officeooo:paragraph-rsid="0015a06f" style:font-weight-asian="normal" style:font-weight-complex="normal"/>
    </style:style>
    <style:style style:name="P8" style:family="paragraph" style:parent-style-name="Standard">
      <style:text-properties fo:font-weight="normal" officeooo:paragraph-rsid="0025f872" style:font-weight-asian="normal" style:font-weight-complex="normal"/>
    </style:style>
    <style:style style:name="P9" style:family="paragraph" style:parent-style-name="Standard">
      <style:text-properties fo:font-weight="normal" officeooo:rsid="002751af" officeooo:paragraph-rsid="002751af" style:font-weight-asian="normal" style:font-weight-complex="normal"/>
    </style:style>
    <style:style style:name="P10" style:family="paragraph" style:parent-style-name="Standard">
      <style:text-properties fo:font-weight="normal" officeooo:rsid="002929e9" officeooo:paragraph-rsid="002929e9" style:font-weight-asian="normal" style:font-weight-complex="normal"/>
    </style:style>
    <style:style style:name="P11" style:family="paragraph" style:parent-style-name="Standard">
      <style:text-properties officeooo:rsid="001fe698" officeooo:paragraph-rsid="0018e845"/>
    </style:style>
    <style:style style:name="P12" style:family="paragraph" style:parent-style-name="Standard">
      <style:text-properties officeooo:rsid="001fe698" officeooo:paragraph-rsid="0025f872"/>
    </style:style>
    <style:style style:name="P13" style:family="paragraph" style:parent-style-name="Standard">
      <style:text-properties fo:font-weight="bold" officeooo:rsid="00237b29" officeooo:paragraph-rsid="0018e845" style:font-weight-asian="bold" style:font-weight-complex="bold"/>
    </style:style>
    <style:style style:name="P14" style:family="paragraph" style:parent-style-name="Standard">
      <style:text-properties fo:font-weight="bold" officeooo:rsid="0025f872" officeooo:paragraph-rsid="0025f872" style:font-weight-asian="bold" style:font-weight-complex="bold"/>
    </style:style>
    <style:style style:name="P15" style:family="paragraph" style:parent-style-name="Standard">
      <style:text-properties fo:font-weight="bold" officeooo:rsid="0015a06f" officeooo:paragraph-rsid="0015a06f" style:font-weight-asian="bold" style:font-weight-complex="bold"/>
    </style:style>
    <style:style style:name="P16" style:family="paragraph" style:parent-style-name="Standard">
      <style:text-properties fo:font-weight="bold" officeooo:rsid="002929e9" officeooo:paragraph-rsid="002929e9" style:font-weight-asian="bold" style:font-weight-complex="bold"/>
    </style:style>
    <style:style style:name="P17" style:family="paragraph" style:parent-style-name="Standard">
      <style:text-properties officeooo:rsid="0015a06f" officeooo:paragraph-rsid="0015a06f"/>
    </style:style>
    <style:style style:name="P18" style:family="paragraph" style:parent-style-name="Standard">
      <style:text-properties fo:font-size="14pt" fo:font-weight="bold" officeooo:rsid="0025f872" officeooo:paragraph-rsid="0025f872" style:font-size-asian="14pt" style:font-weight-asian="bold" style:font-size-complex="14pt" style:font-weight-complex="bold"/>
    </style:style>
    <style:style style:name="P19" style:family="paragraph" style:parent-style-name="Standard">
      <style:text-properties fo:font-size="14pt" fo:font-weight="bold" officeooo:rsid="002929e9" officeooo:paragraph-rsid="002929e9" style:font-size-asian="14pt" style:font-weight-asian="bold" style:font-size-complex="14pt" style:font-weight-complex="bold"/>
    </style:style>
    <style:style style:name="P20" style:family="paragraph" style:parent-style-name="Standard">
      <style:text-properties fo:font-size="14pt" fo:font-weight="bold" officeooo:rsid="002929e9" officeooo:paragraph-rsid="0018e845" style:font-size-asian="14pt" style:font-weight-asian="bold" style:font-size-complex="14pt" style:font-weight-complex="bold"/>
    </style:style>
    <style:style style:name="P21" style:family="paragraph" style:parent-style-name="Standard">
      <style:text-properties fo:font-size="14pt" officeooo:paragraph-rsid="0015a06f" style:font-size-asian="14pt" style:font-size-complex="14pt"/>
    </style:style>
    <style:style style:name="P22" style:family="paragraph" style:parent-style-name="Standard">
      <style:text-properties fo:font-size="14pt" fo:font-weight="normal" officeooo:rsid="001dadd1" officeooo:paragraph-rsid="0015a06f" style:font-size-asian="14pt" style:font-weight-asian="normal" style:font-size-complex="14pt" style:font-weight-complex="normal"/>
    </style:style>
    <style:style style:name="P23" style:family="paragraph" style:parent-style-name="Standard">
      <style:text-properties officeooo:rsid="002929e9" officeooo:paragraph-rsid="002929e9"/>
    </style:style>
    <style:style style:name="P24" style:family="paragraph" style:parent-style-name="Standard">
      <style:text-properties officeooo:rsid="002929e9" officeooo:paragraph-rsid="0018e845"/>
    </style:style>
    <style:style style:name="P25" style:family="paragraph" style:parent-style-name="Standard" style:list-style-name="L1">
      <style:text-properties officeooo:rsid="002929e9" officeooo:paragraph-rsid="002929e9"/>
    </style:style>
    <style:style style:name="P26" style:family="paragraph" style:parent-style-name="Standard">
      <style:text-properties officeooo:rsid="002929e9" officeooo:paragraph-rsid="002a1999"/>
    </style:style>
    <style:style style:name="P27" style:family="paragraph" style:parent-style-name="Standard">
      <style:text-properties officeooo:rsid="002969b1" officeooo:paragraph-rsid="002969b1"/>
    </style:style>
    <style:style style:name="P28" style:family="paragraph" style:parent-style-name="Standard">
      <style:text-properties officeooo:rsid="002969b1" officeooo:paragraph-rsid="002a1999"/>
    </style:style>
    <style:style style:name="P29" style:family="paragraph" style:parent-style-name="Text_20_body">
      <style:text-properties officeooo:rsid="00267aac" officeooo:paragraph-rsid="002751af"/>
    </style:style>
    <style:style style:name="P30" style:family="paragraph" style:parent-style-name="Text_20_body" style:list-style-name="L1">
      <style:text-properties officeooo:rsid="00267aac" officeooo:paragraph-rsid="002751af"/>
    </style:style>
    <style:style style:name="P31" style:family="paragraph" style:parent-style-name="Text_20_body">
      <style:text-properties officeooo:rsid="002751af" officeooo:paragraph-rsid="002751af"/>
    </style:style>
    <style:style style:name="P32" style:family="paragraph" style:parent-style-name="Text_20_body" style:list-style-name="L1">
      <style:text-properties officeooo:rsid="002929e9" officeooo:paragraph-rsid="002929e9"/>
    </style:style>
    <style:style style:name="P33" style:family="paragraph" style:parent-style-name="Text_20_body">
      <style:text-properties officeooo:rsid="001fe698" officeooo:paragraph-rsid="0025f872"/>
    </style:style>
    <style:style style:name="P34" style:family="paragraph" style:parent-style-name="Text_20_body">
      <style:text-properties officeooo:paragraph-rsid="002a1999"/>
    </style:style>
    <style:style style:name="T1" style:family="text">
      <style:text-properties fo:font-weight="normal" style:font-weight-asian="normal" style:font-weight-complex="normal"/>
    </style:style>
    <style:style style:name="T2" style:family="text">
      <style:text-properties fo:font-weight="normal" officeooo:rsid="0017333f" style:font-weight-asian="normal" style:font-weight-complex="normal"/>
    </style:style>
    <style:style style:name="T3" style:family="text">
      <style:text-properties fo:font-weight="normal" officeooo:rsid="00218d09" style:font-weight-asian="normal" style:font-weight-complex="normal"/>
    </style:style>
    <style:style style:name="T4" style:family="text">
      <style:text-properties fo:font-weight="normal" officeooo:rsid="00237b29" style:font-weight-asian="normal" style:font-weight-complex="normal"/>
    </style:style>
    <style:style style:name="T5" style:family="text">
      <style:text-properties fo:font-weight="normal" officeooo:rsid="0025f872" style:font-weight-asian="normal" style:font-weight-complex="normal"/>
    </style:style>
    <style:style style:name="T6" style:family="text">
      <style:text-properties fo:font-weight="normal" officeooo:rsid="00267aac" style:font-weight-asian="normal" style:font-weight-complex="normal"/>
    </style:style>
    <style:style style:name="T7" style:family="text">
      <style:text-properties fo:font-weight="normal" officeooo:rsid="002751af" style:font-weight-asian="normal" style:font-weight-complex="normal"/>
    </style:style>
    <style:style style:name="T8" style:family="text">
      <style:text-properties fo:font-weight="normal" officeooo:rsid="002929e9" style:font-weight-asian="normal" style:font-weight-complex="normal"/>
    </style:style>
    <style:style style:name="T9" style:family="text">
      <style:text-properties fo:font-weight="normal" officeooo:rsid="002969b1" style:font-weight-asian="normal" style:font-weight-complex="normal"/>
    </style:style>
    <style:style style:name="T10" style:family="text">
      <style:text-properties fo:font-weight="normal" officeooo:rsid="002a1999"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fe698" style:font-weight-asian="bold" style:font-weight-complex="bold"/>
    </style:style>
    <style:style style:name="T13" style:family="text">
      <style:text-properties fo:font-weight="bold" officeooo:rsid="0015a06f" style:font-weight-asian="bold" style:font-weight-complex="bold"/>
    </style:style>
    <style:style style:name="T14" style:family="text">
      <style:text-properties fo:font-weight="bold" officeooo:rsid="00237b29" style:font-weight-asian="bold" style:font-weight-complex="bold"/>
    </style:style>
    <style:style style:name="T15" style:family="text">
      <style:text-properties fo:font-weight="bold" officeooo:rsid="0025f872" style:font-weight-asian="bold" style:font-weight-complex="bold"/>
    </style:style>
    <style:style style:name="T16" style:family="text">
      <style:text-properties fo:font-weight="bold" officeooo:rsid="00267aac" style:font-weight-asian="bold" style:font-weight-complex="bold"/>
    </style:style>
    <style:style style:name="T17" style:family="text">
      <style:text-properties fo:font-weight="bold" officeooo:rsid="002751af" style:font-weight-asian="bold" style:font-weight-complex="bold"/>
    </style:style>
    <style:style style:name="T18" style:family="text">
      <style:text-properties fo:font-weight="bold" officeooo:rsid="002929e9" style:font-weight-asian="bold" style:font-weight-complex="bold"/>
    </style:style>
    <style:style style:name="T19" style:family="text">
      <style:text-properties fo:font-weight="bold" officeooo:rsid="002969b1" style:font-weight-asian="bold" style:font-weight-complex="bold"/>
    </style:style>
    <style:style style:name="T20" style:family="text">
      <style:text-properties fo:font-weight="bold" officeooo:rsid="002a1999" style:font-weight-asian="bold" style:font-weight-complex="bold"/>
    </style:style>
    <style:style style:name="T21" style:family="text">
      <style:text-properties officeooo:rsid="00218d09"/>
    </style:style>
    <style:style style:name="T22" style:family="text">
      <style:text-properties officeooo:rsid="0025f872"/>
    </style:style>
    <style:style style:name="T23" style:family="text">
      <style:text-properties officeooo:rsid="002751af"/>
    </style:style>
    <style:style style:name="T24" style:family="text">
      <style:text-properties officeooo:rsid="002929e9"/>
    </style:style>
    <style:style style:name="T25" style:family="text">
      <style:text-properties officeooo:rsid="002a19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Stuff recording 1<text:span text:style-name="T22">5</text:span> <text:span text:style-name="T22">January</text:span> 201<text:span text:style-name="T22">4</text:span></text:p>
      <text:p text:style-name="P1"/>
      <text:p text:style-name="P2">Running Order</text:p>
      <text:p text:style-name="P4"/>
      <text:p text:style-name="P5">Introduction (2 min)</text:p>
      <text:p text:style-name="P2"><text:span text:style-name="T1">News </text:span><text:span text:style-name="T2">(1</text:span><text:span text:style-name="T5">5</text:span><text:span text:style-name="T2"> min)</text:span></text:p>
      <text:p text:style-name="P16"><text:span text:style-name="T2">G</text:span><text:span text:style-name="T1">agging Bill (5 min)</text:span></text:p>
      <text:p text:style-name="P10">Youtube (5 min)</text:p>
      <text:p text:style-name="P5">Wrap up (2 min)</text:p>
      <text:p text:style-name="P4"/>
      <text:p text:style-name="P3"><text:span text:style-name="T23">What’s coming up this month? <text:s/>Well to be honest, Bradford, it’s been a bit of boring month, but we’ve taken a leaf out of the newspaper songbook and we’re going to attempt synthetic anger. <text:s/>So, coming up, it’s Anger Month! <text:s/>We’ll have angry news, and then anger about what they’re calling the Gagging Bill, and anger about Youtube, and we’ll finish with some angry music. </text:span></text:p>
      <text:p text:style-name="P13"><text:span text:style-name="T14"/></text:p>
      <text:p text:style-name="P17"><text:span text:style-name="T17">So l</text:span><text:span text:style-name="T14">et's get on with</text:span><text:span text:style-name="T12"> the </text:span><text:span text:style-name="T11">News</text:span></text:p>
      <text:p text:style-name="P17"><text:span text:style-name="T14"/></text:p>
      <text:p text:style-name="P8"><text:span text:style-name="T17">Dropping through your letterbox in the next couple of weeks will be a leaflet from the NHS</text:span><text:span text:style-name="T23">.They plan</text:span> to start uploading your <text:span text:style-name="T23">medical</text:span> records in March or April to a central system, from which <text:span text:style-name="T22">the data</text:span> will be sold to a wide range of medical and other research organisations. <text:span text:style-name="T23">This is nothing to do with your own clinical care. <text:s/></text:span>European data-protection and human-rights laws demand that we <text:span text:style-name="T22">can</text:span> opt out, so the Information Commissioner has told the NHS to inform you of your right to opt out. <text:span text:style-name="T22">But controversially they haven’t included a tear-off form or a call centre to make that easy. <text:s/>You have to phone or write to your own surgery. <text:s/>The concerns are that the data isn’t sufficiently anonymised, and that this is a one-off opportunity - after March, once your data is shared, there’s absolutely no going back. <text:s/>For more details, see medconfidential.org</text:span></text:p>
      <text:p text:style-name="P8"/>
      <text:p text:style-name="Text_20_body"><text:span text:style-name="T15"/></text:p>
      <text:p text:style-name="Text_20_body"><text:span text:style-name="T15">A</text:span><text:span text:style-name="T16">nd in other opt out news, Google+ users can now get emailed on gmail by complete strangers</text:span><text:span text:style-name="T6"> who don’t have to know your gmail address - just your google+ username. <text:s/>If you’re on google+ you should already have had an email from gmail about this, ent</text:span>itled “Gmail update: Reach more people you know”. <text:s/>You can opt ou<text:span text:style-name="T6">t, and that’s quite possibly a good idea. The details are right at the bottom of that email. <text:s/>To be fair to Google, this is the sort of atrocity that Facebook users put up with, and they just seem to accept it.</text:span></text:p>
      <text:p text:style-name="P29"><text:span text:style-name="T11"/></text:p>
      <text:p text:style-name="P29"><text:span text:style-name="T11">Your loving coalition government has launched what it calls a </text:span><text:span text:style-name="T14">CyberStreetWise initiative</text:span><text:span text:style-name="T4"> </text:span><text:span text:style-name="T1">which preaches </text:span><text:span text:style-name="T7">the usual</text:span><text:span text:style-name="T1"> load of common sense wibble </text:span></text:p>
      <text:p text:style-name="P31"><text:span text:style-name="T1">Install Updates<text:line-break/>Install Antivirus<text:line-break/>Use Strong passwords<text:line-break/>Shop safely - check the padlock symbol<text:line-break/>Monitor your social privacy settings </text:span></text:p>
      <text:p text:style-name="P31"><text:span text:style-name="T1">Most of which we talk about regularly here on IT Stuff. <text:s/>B</text:span><text:span text:style-name="T6">asically it’s like one of those old public information films, with the same laughably bad production values, and it might do more good if it really was a proper public information film. <text:s/></text:span><text:span text:style-name="T1">Check out the really awful cartoon animation at cyberstreetwise.com</text:span></text:p>
      <text:p text:style-name="P9"><text:soft-page-break/></text:p>
      <text:p text:style-name="P9"><text:span text:style-name="T11">Another thing your loving coalition government has been doing</text:span> is wasting your money on failing IT projects. <text:s/>This is a government <text:span text:style-name="T24">tradition</text:span> that goes all the way back to the 1980s. <text:s/>You’ll have heard about the Universal Credit project’s write-off (<text:span text:style-name="T24">40.1 Million</text:span>) <text:span text:style-name="T24">but there’s also news of a write-off in the new Online Army Recruitment project (wat?!) of 6.7 Million so far. <text:s/>Sigh.</text:span></text:p>
      <text:p text:style-name="P17"><text:span text:style-name="T14"/></text:p>
      <text:p text:style-name="P23"><text:span text:style-name="T14">A</text:span><text:span text:style-name="T11">re we angry yet?</text:span></text:p>
      <text:p text:style-name="P23"><text:span text:style-name="T11"/></text:p>
      <text:p text:style-name="P27"><text:span text:style-name="T11">Spook Update - German newspaper Der Spiegel revealed a huge stash of documents that came from the spooks’ sales brochure in 2008</text:span><text:span text:style-name="T1">. <text:s/>Apparently they have been intercepting shipments of new computers to target organisations and replacing some of the connectors at the back with tiny spook devices that allow the spooks access into the computer. <text:s/>The best part is the silly codenames these devices have</text:span><text:span text:style-name="T10">, including MonkeyCalendar, GourmetTrough, DeityBounce, and Cyclone HX9 (is that a Halifax postcode?) </text:span></text:p>
      <text:p text:style-name="P23"><text:span text:style-name="T11"/></text:p>
      <text:p text:style-name="P28"><text:span text:style-name="T11">Smut Update - Sky’s brand new Government Approved Smut Filter was caught blocking the TorrentFreak news website, </text:span><text:span text:style-name="T1">after a couple of days they unblocked it and muttered platitudes about mistakes, but this sort of thing will be </text:span></text:p>
      <text:p text:style-name="P28"><text:span text:style-name="T1"/></text:p>
      <text:p text:style-name="P26"><text:span text:style-name="T11">Snapchat </text:span><text:span text:style-name="T9">was privately warned (back in August) that their system was vulnerable to a hack that would divulge user’s phone numbers and emails. <text:s/>Snapchat ignored the warning. <text:s/>So the security firm involved - Gibson Security, a reputable Australian firm - went public last month. <text:s/>Snapchat dismissed it as ‘theoretical’. <text:s/>Within a week, someone actually did the hack and released 4.6 million users’ details. <text:s/>Cue much egg on face. <text:s/>Dear listeners, ask yourselves - do you trust Snapchat now?</text:span></text:p>
      <text:p text:style-name="P23"><text:span text:style-name="T11"/></text:p>
      <text:p text:style-name="P23"><text:span text:style-name="T11">Downtime of the Month was Dropbox</text:span><text:span text:style-name="T1"> - up to fifteen hours of outage last week due to a failed update of their systems. <text:s/></text:span></text:p>
      <text:p text:style-name="P23"><text:span text:style-name="T14"/></text:p>
      <text:p text:style-name="P23"><text:span text:style-name="T14">T</text:span><text:span text:style-name="T11">he only good news we can find </text:span><text:span text:style-name="T20">this month </text:span><text:span text:style-name="T11">is that </text:span><text:span text:style-name="T14">Demonoid's tracker is back </text:span><text:span text:style-name="T1">after being offline for more than a year! <text:s/>The obvious speculation is that Demonoid itself will be back soon!</text:span><text:span text:style-name="T14"><text:line-break/></text:span></text:p>
      <text:p text:style-name="P27"><text:span text:style-name="T14">Y</text:span><text:span text:style-name="T11">ou’re listening to IT Stuff on BCB 106.6 FM. <text:s/>Coming up, we’ll be getting angry about Youtube, but before that, let’s get angry about the Lobbying Bill that’s currently going through Parliament, otherwise known as the --</text:span></text:p>
      <text:p text:style-name="P12"><text:span text:style-name="T3"/></text:p>
      <text:p text:style-name="P19"><text:span text:style-name="T21">G</text:span>agging Bill</text:p>
      <text:p text:style-name="P12"><text:span text:style-name="T3"/></text:p>
      <text:p text:style-name="P33"><text:span text:style-name="T3">Finally we’re getting somewhere. Yesterday</text:span><text:a xlink:type="simple" xlink:href="http://www.bbc.co.uk/news/uk-politics-25671064"><text:span text:style-name="T3"> the government announced plans to water down key parts of their gagging law</text:span></text:a><text:span text:style-name="T3">.  It’s not enough, but it is progress. If we keep the pressure up now, there’s a real chance we can get further big changes.</text:span></text:p>
      <text:p text:style-name="P34">Lords gather<text:span text:style-name="T25">ed</text:span> for one of their last debates to vote on the gagging on Wednesday. Lord Harries – one of the key Lords trying to stop this threat to democracy -<text:a xlink:type="simple" xlink:href="http://www.navca.org.uk/news/view-article/government-makes-lobbying-bill-concessions"> is tabling amendments which would help protect freedom of speech</text:a>. We need to help him win those votes. A big petition will help Lord Harries win. He will carry it into the debating chamber – and announce the total signatures – right before the debate starts. Our signatures will prove to wavering peers that the public is against this threat to democracy. <text:s/></text:p>
      <text:p text:style-name="P34">The risk is that the government will use these partial changes to avoid making bigger improvements. But that’s a risk we can see off. If enough of us sign the petition we can prove to the Lords that we still expect them to vote to protect democracy.</text:p>
      <text:p text:style-name="Text_20_body"><text:soft-page-break/>Over 50 charities and campaigning groups, including <text:a xlink:type="simple" xlink:href="http://civilsocietycommission.info/petition/">Hope Not Hate, Friends of the Earth, The Countryside Alliance and Oxfam have already signed up in support of this petition</text:a>.</text:p>
      <text:p text:style-name="Text_20_body"><text:a xlink:type="simple" xlink:href="https://secure.38degrees.org.uk/gagging-law-vote">Please now help it grow further by adding your signature too</text:a></text:p>
      <text:p text:style-name="Text_20_body">Here’s a bit more detail on the concessions made by the government yesterday. They announced that:</text:p>
      <text:p text:style-name="Text_20_body">-Certain campaign costs, including translation and accessibility for the deaf or blind people, won’t be restricted.<text:line-break/>-The time period which the gagging law would apply for the 2015 election will be reduced from 12 months to 7.5 months<text:line-break/>-Some really small campaign groups who don’t spend much money will be exempted.<text:line-break/>-The government will have to carry out a review of the law after the 2015 election.</text:p>
      <text:p text:style-name="Text_20_body">But while these are important there are still some much bigger problems:</text:p>
      <text:p text:style-name="Text_20_body">-The amount of time that staff working for charities or campaigning groups will be allowed to spend campaigning will still be severely limited.<text:line-break/>-There are still big new restrictions on what campaigners can do in a single constituency.<text:line-break/>-The rules could prevent different charities and campaign groups from working together in coalition, threatening initiatives like Make Poverty History and Stop Climate Chaos.</text:p>
      <text:p text:style-name="P11"/>
      <text:p text:style-name="P18">Youtube</text:p>
      <text:p text:style-name="P14"><text:span text:style-name="T1">ro</text:span><text:span text:style-name="T4">lled out a new </text:span><text:span text:style-name="T9">version of its </text:span><text:span text:style-name="T4">automatic pirated music detecto</text:span><text:span text:style-name="T9">r</text:span><text:span text:style-name="T4">, unfortunately it </text:span><text:span text:style-name="T8">also </text:span><text:span text:style-name="T4">took down tens of thousands of people's recorded footage from games, which the gaming companies had never asked to be taken down - indeed they actually wanted it on Youtube because it's good publicity. Shows exactly why automatic piracy takedown is a lousy idea. <text:s/></text:span><text:span text:style-name="T9">Taken with the recent changes to Youtube comments, it makes for a toxic atmosphere in Youtube right now. </text:span></text:p>
      <text:p text:style-name="P14"><text:span text:style-name="T4"/></text:p>
      <text:p text:style-name="P16"><text:span text:style-name="T4">H</text:span><text:span text:style-name="T1">ere’s how it works - the big media companies have a direct line to Youtube for copyright complaints. The </text:span><text:span text:style-name="T9">automatically generated </text:span><text:span text:style-name="T1">complaints are not verified in any way. <text:s/></text:span><text:span text:style-name="T9">Y</text:span><text:span text:style-name="T1">our stuff </text:span><text:span text:style-name="T9">get</text:span><text:span text:style-name="T1">s taken down </text:span><text:span text:style-name="T9">automatically </text:span><text:span text:style-name="T1">and </text:span><text:span text:style-name="T9">(i</text:span><text:span text:style-name="T1">f you have an independent Youtube channel</text:span><text:span text:style-name="T9">) </text:span><text:span text:style-name="T1">you </text:span><text:span text:style-name="T9">no longer</text:span><text:span text:style-name="T1"> receive any advertising revenue. <text:s/>So it works on denunciation </text:span><text:span text:style-name="T9">without evidence</text:span><text:span text:style-name="T1">. These are all automated systems and there is almost no way to have this appealed to a human being. Even if you manage to have your stuff reinstated - by </text:span><text:span text:style-name="T9">submitt</text:span><text:span text:style-name="T1">ing t</text:span><text:span text:style-name="T9">o</text:span><text:span text:style-name="T1"> a patronising cartoon CBT about the evils of piracy - you don’t get compensated for lost revenue, and there is no slap on the wrists for the company that falsely denounced your stuff. <text:s/>How’s that for a dystopian future with a capitalist twist. </text:span></text:p>
      <text:p text:style-name="P24"><text:span text:style-name="T11"/></text:p>
      <text:p text:style-name="P19">Closing Time</text:p>
      <text:p text:style-name="P20"/>
      <text:p text:style-name="P23"><text:span text:style-name="T11">And that’s about it for this month - but before we go, </text:span><text:span text:style-name="T19">here again are</text:span><text:span text:style-name="T11"> some of those websites we mentioned earlier.</text:span></text:p>
      <text:list xml:id="list6520208400666054840" text:style-name="L1">
        <text:list-item>
          <text:p text:style-name="P25"><text:span text:style-name="T11">To read more about the NHS data sharing atrocity, it’s medconfidential.com</text:span></text:p>
        </text:list-item>
        <text:list-item>
          <text:p text:style-name="P25"><text:span text:style-name="T11">To opt out of the Google+ emails, go to your gmail account settings</text:span></text:p>
        </text:list-item>
        <text:list-item>
          <text:p text:style-name="P30"><text:span text:style-name="T14">CyberStreetWise </text:span><text:span text:style-name="T18">is at cyberstreetwise.com</text:span></text:p>
        </text:list-item>
        <text:list-item>
          <text:p text:style-name="P32"><text:span text:style-name="T18">I</text:span><text:span text:style-name="T11">nformation about the gagging bill is at blog.38degrees.org.uk</text:span></text:p>
        </text:list-item>
      </text:list>
      <text:p text:style-name="P21"><text:span text:style-name="T13">Closing Music - </text:span><text:span text:style-name="T15">Dan Bull</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Marathi1" svg:font-family="'Lohit Marath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8T07:29:33.177988806</meta:creation-date>
    <dc:date>2014-01-15T13:51:51.231397732</dc:date>
    <meta:editing-duration>PT2H12M24S</meta:editing-duration>
    <meta:editing-cycles>5</meta:editing-cycles>
    <meta:generator>LibreOffice/4.1.3.2$Linux_X86_64 LibreOffice_project/410m0$Build-2</meta:generator>
    <meta:document-statistic meta:table-count="0" meta:image-count="0" meta:object-count="0" meta:page-count="3" meta:paragraph-count="42" meta:word-count="1441" meta:character-count="8487" meta:non-whitespace-character-count="7047"/>
  </office:meta>
</office:document-meta>
</file>